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5.499cm" fo:min-width="13.612cm"/>
    </style:style>
    <style:style style:name="gr2" style:family="graphic" style:parent-style-name="standard">
      <style:graphic-properties svg:stroke-color="#000000" draw:fill-color="#ec9ba4" draw:textarea-horizontal-align="justify" draw:textarea-vertical-align="middle" draw:auto-grow-height="false" fo:min-height="6.403cm" fo:min-width="13.6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2.529cm" fo:min-width="0.136cm"/>
    </style:style>
    <style:style style:name="gr5" style:family="graphic" style:parent-style-name="standard">
      <style:graphic-properties svg:stroke-color="#000000" draw:fill-color="#729fcf" draw:textarea-horizontal-align="justify" draw:textarea-vertical-align="middle" draw:auto-grow-height="false" fo:min-height="1.02cm" fo:min-width="3.945cm"/>
      <style:paragraph-properties style:writing-mode="lr-tb"/>
    </style:style>
    <style:style style:name="gr6" style:family="graphic" style:parent-style-name="standard">
      <style:graphic-properties svg:stroke-color="#000000" draw:fill-color="#d62e4e" draw:textarea-horizontal-align="justify" draw:textarea-vertical-align="middle" draw:auto-grow-height="false" fo:min-height="1.56cm" fo:min-width="3.945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28cm" svg:stroke-color="#000000" draw:marker-start-width="0.242cm" draw:marker-end-width="0.242cm" svg:stroke-linecap="butt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000000" draw:fill-color="#afd095" draw:textarea-horizontal-align="justify" draw:textarea-vertical-align="middle" draw:auto-grow-height="false" fo:min-height="2.691cm" fo:min-width="8.321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4.83cm" fo:min-width="12.635cm"/>
    </style:style>
    <style:style style:name="gr10" style:family="graphic" style:parent-style-name="standard">
      <style:graphic-properties svg:stroke-color="#000000" draw:fill-color="#afd095" draw:textarea-horizontal-align="justify" draw:textarea-vertical-align="middle" draw:auto-grow-height="false" fo:min-height="4.195cm" fo:min-width="3.945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-color="#afd095" draw:textarea-horizontal-align="justify" draw:textarea-vertical-align="middle" draw:auto-grow-height="false" fo:min-height="4.195cm" fo:min-width="6.4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7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13cm"/>
      <style:paragraph-properties style:writing-mode="lr-tb"/>
    </style:style>
    <style:style style:name="gr18" style:family="graphic" style:parent-style-name="standard">
      <style:graphic-properties draw:stroke="dash" draw:stroke-dash="Long_20_Dash" svg:stroke-color="#000000" svg:stroke-linecap="butt" draw:fill-color="#dde8cb" draw:textarea-horizontal-align="justify" draw:textarea-vertical-align="middle" draw:auto-grow-height="false" fo:min-height="2.691cm" fo:min-width="8.321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20" style:family="graphic" style:parent-style-name="standard">
      <style:graphic-properties draw:stroke="dash" draw:stroke-dash="Long_20_Dash" svg:stroke-color="#000000" svg:stroke-linecap="butt" draw:fill-color="#dde8cb" draw:textarea-horizontal-align="justify" draw:textarea-vertical-align="middle" draw:auto-grow-height="false" fo:min-height="0.762cm" fo:min-width="5.38cm"/>
      <style:paragraph-properties style:writing-mode="lr-tb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ec9ba4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style:style style:name="P7" style:family="paragraph">
      <loext:graphic-properties draw:fill-color="#d62e4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afd095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dde8cb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24cm" svg:height="6.207cm" svg:x="1.865cm" svg:y="0.43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15.24cm" svg:height="7.185cm" svg:x="1.865cm" svg:y="8.05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6.185cm" svg:height="0.962cm" svg:x="3.61cm" svg:y="9.998cm">
          <draw:text-box>
            <text:p>Compiled Program</text:p>
          </draw:text-box>
        </draw:frame>
        <draw:frame draw:style-name="gr3" draw:text-style-name="P3" draw:layer="layout" svg:width="6.65cm" svg:height="0.962cm" svg:x="3.51cm" svg:y="13.365cm">
          <draw:text-box>
            <text:p>Assembly Programs</text:p>
          </draw:text-box>
        </draw:frame>
        <draw:custom-shape draw:style-name="gr4" draw:text-style-name="P4" draw:layer="layout" svg:width="1.27cm" svg:height="3.175cm" svg:x="6.41cm" svg:y="6.0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27cm" svg:height="3.175cm" draw:transform="rotate (1.5707963267949) translate (0.335cm 14.63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4.445cm" svg:height="1.27cm" svg:x="10.895cm" svg:y="8.925cm">
          <text:p text:style-name="P5">Src Policie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3.175cm" svg:x="12.471cm" svg:y="6.0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4.445cm" svg:height="1.81cm" svg:x="10.895cm" svg:y="10.795cm">
          <text:p text:style-name="P5">Assembly Policie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81cm" svg:x="10.895cm" svg:y="13.095cm">
          <text:p text:style-name="P5">Assembly Policies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.865cm" svg:y1="12.8cm" svg:x2="17.105cm" svg:y2="12.8cm">
          <text:p/>
        </draw:line>
        <draw:custom-shape draw:style-name="gr8" draw:text-style-name="P9" draw:layer="layout" svg:width="9.525cm" svg:height="3.175cm" svg:x="17.78cm" svg:y="4.445cm">
          <text:p text:style-name="P5">Specification +</text:p>
          <text:p text:style-name="P5">Proo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9" draw:layer="layout" svg:width="9.525cm" svg:height="3.175cm" svg:x="17.78cm" svg:y="0.635cm">
          <text:p text:style-name="P5">Interpreter</text:p>
          <text:p text:style-name="P5">(Verified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draw:layer="layout" svg:width="13.135cm" svg:height="5.08cm" svg:x="2.74cm" svg:y="1.0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445cm" svg:height="4.445cm" svg:x="10.995cm" svg:y="1.37cm">
          <text:p text:style-name="P5">Policies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525cm" svg:height="3.175cm" svg:x="17.78cm" svg:y="11.73cm">
          <text:p text:style-name="P5">Specification +</text:p>
          <text:p text:style-name="P5">Testing/Proo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1" draw:text-style-name="P8" draw:layer="layout" svg:x1="17.105cm" svg:y1="2.205cm" svg:x2="20.715cm" svg:y2="2.205cm">
          <text:p/>
        </draw:line>
        <draw:line draw:style-name="gr11" draw:text-style-name="P8" draw:layer="layout" svg:x1="15.875cm" svg:y1="5.08cm" svg:x2="19.685cm" svg:y2="6.005cm">
          <text:p/>
        </draw:line>
        <draw:line draw:style-name="gr12" draw:text-style-name="P8" draw:layer="layout" svg:x1="15.34cm" svg:y1="11.765cm" svg:x2="19.05cm" svg:y2="13.035cm">
          <text:p/>
        </draw:line>
        <draw:line draw:style-name="gr13" draw:text-style-name="P8" draw:layer="layout" svg:x1="15.34cm" svg:y1="14.105cm" svg:x2="19.05cm" svg:y2="13.47cm">
          <text:p/>
        </draw:line>
        <draw:custom-shape draw:style-name="gr14" draw:text-style-name="P4" draw:layer="layout" svg:width="0.635cm" svg:height="0.635cm" svg:x="12.8cm" svg:y="10.16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31.6714773025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6.985cm" svg:height="4.445cm" svg:x="3.175cm" svg:y="1.37cm">
          <text:p text:style-name="P5">Semantics</text:p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277cm" svg:height="1.826cm" draw:transform="rotate (1.5707963267949) translate (0.246cm 6.477cm)">
          <draw:text-box>
            <text:p><text:span text:style-name="T1">Source</text:span></text:p>
          </draw:text-box>
        </draw:frame>
        <draw:frame draw:style-name="gr17" draw:text-style-name="P10" draw:layer="layout" svg:width="3.63cm" svg:height="1.826cm" draw:transform="rotate (1.5707963267949) translate (0.246cm 13.677cm)">
          <draw:text-box>
            <text:p><text:span text:style-name="T1">ASM</text:span></text:p>
          </draw:text-box>
        </draw:frame>
        <draw:custom-shape draw:style-name="gr18" draw:text-style-name="P11" draw:layer="layout" svg:width="9.525cm" svg:height="3.175cm" svg:x="17.78cm" svg:y="8.055cm">
          <text:p text:style-name="P5">Tagged Hardwa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9" draw:text-style-name="P8" draw:layer="layout" svg:x1="17.105cm" svg:y1="9.56cm" svg:x2="19.685cm" svg:y2="9.56cm">
          <text:p/>
        </draw:line>
        <draw:custom-shape draw:style-name="gr20" draw:text-style-name="P11" draw:layer="layout" svg:width="6.35cm" svg:height="1.092cm" svg:x="6.905cm" svg:y="6.763cm">
          <text:p text:style-name="P5">Verified Compil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9T10:05:47.072486462</meta:creation-date>
    <dc:date>2024-04-29T11:13:03.978498500</dc:date>
    <meta:editing-duration>PT17M4S</meta:editing-duration>
    <meta:editing-cycles>3</meta:editing-cycles>
    <meta:generator>LibreOffice/7.3.7.2$Linux_X86_64 LibreOffice_project/30$Build-2</meta:generator>
    <meta:document-statistic meta:object-count="50"/>
  </office:meta>
</office:document-meta>
</file>